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249ed" officeooo:paragraph-rsid="001249ed"/>
    </style:style>
    <style:style style:name="P2" style:family="paragraph" style:parent-style-name="Text_20_body">
      <style:text-properties officeooo:rsid="001249ed" officeooo:paragraph-rsid="001249ed"/>
    </style:style>
    <style:style style:name="P3" style:family="paragraph" style:parent-style-name="Text_20_body">
      <style:text-properties officeooo:paragraph-rsid="001249ed"/>
    </style:style>
    <style:style style:name="P4" style:family="paragraph" style:parent-style-name="Text_20_body">
      <style:text-properties fo:font-style="normal" officeooo:rsid="0013318a" officeooo:paragraph-rsid="0013318a" style:font-style-asian="normal" style:font-style-complex="normal"/>
    </style:style>
    <style:style style:name="P5" style:family="paragraph" style:parent-style-name="Text_20_body">
      <style:text-properties fo:font-style="normal" officeooo:rsid="00134146" officeooo:paragraph-rsid="00134146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rogram 1</text:h>
      <text:p text:style-name="P3"/>
      <text:p text:style-name="P2">The use of <text:span text:style-name="T1">using namespace std; </text:span>instead of using <text:span text:style-name="T1">std::cout</text:span></text:p>
      <text:p text:style-name="P4">incorrect use of indentations 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9T11:14:53.280088107</meta:creation-date>
    <dc:date>2021-09-09T11:39:51.032347322</dc:date>
    <meta:editing-duration>PT4M37S</meta:editing-duration>
    <meta:editing-cycles>1</meta:editing-cycles>
    <meta:document-statistic meta:table-count="0" meta:image-count="0" meta:object-count="0" meta:page-count="1" meta:paragraph-count="3" meta:word-count="16" meta:character-count="97" meta:non-whitespace-character-count="83"/>
    <meta:generator>LibreOffice/7.1.5.2$Linux_X86_64 LibreOffice_project/10$Build-2</meta:generator>
  </office:meta>
</office:document-meta>
</file>